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2a3" officeooo:paragraph-rsid="000ce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</text:p>
      <text:p text:style-name="P1">| <text:s text:c="6"/>Iteration | <text:s text:c="14"/>0 |</text:p>
      <text:p text:style-name="P1">| <text:s text:c="4"/>AverageCost | <text:s text:c="7"/>4.91e+03 |</text:p>
      <text:p text:style-name="P1">| <text:s text:c="8"/>StdCost | <text:s text:c="12"/>456 |</text:p>
      <text:p text:style-name="P1">| <text:s text:c="4"/>MinimumCost | <text:s text:c="7"/>4.24e+03 |</text:p>
      <text:p text:style-name="P1">| <text:s text:c="4"/>MaximumCost | <text:s text:c="8"/>5.5e+03 |</text:p>
      <text:p text:style-name="P1">| <text:s text:c="2"/>AverageReturn | <text:s text:c="11"/>-298 |</text:p>
      <text:p text:style-name="P1">| <text:s text:c="6"/>StdReturn | <text:s text:c="11"/>51.7 |</text:p>
      <text:p text:style-name="P1">| <text:s text:c="2"/>MinimumReturn | <text:s text:c="11"/>-374 |</text:p>
      <text:p text:style-name="P1">| <text:s text:c="2"/>MaximumReturn | <text:s text:c="11"/>-239 |</text:p>
      <text:p text:style-name="P1">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7:49:48.986832454</meta:creation-date>
    <dc:date>2017-10-17T17:52:17.112501431</dc:date>
    <meta:editing-duration>PT2M29S</meta:editing-duration>
    <meta:editing-cycles>1</meta:editing-cycles>
    <meta:document-statistic meta:table-count="0" meta:image-count="0" meta:object-count="0" meta:page-count="1" meta:paragraph-count="11" meta:word-count="47" meta:character-count="407" meta:non-whitespace-character-count="241"/>
    <meta:generator>LibreOffice/5.1.6.2$Linux_X86_64 LibreOffice_project/10m0$Build-2</meta:generator>
  </office:meta>
</office:document-meta>
</file>